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4248in" svg:y="6.6374in">
            <draw:object draw:notify-on-update-of-ranges="'Analisi di Dettaglio'.B20:'Analisi di Dettaglio'.B25 'Analisi di Dettaglio'.C20:'Analisi di Dettaglio'.C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453in" svg:y="6.6587in">
            <draw:object draw:notify-on-update-of-ranges="'Analisi di Dettaglio'.B29:'Analisi di Dettaglio'.B35 'Analisi di Dettaglio'.C28:'Analisi di Dettaglio'.C28 'Analisi di Dettaglio'.C29:'Analisi di Dettaglio'.C35 'Analisi di Dettaglio'.D28:'Analisi di Dettaglio'.D28 'Analisi di Dettaglio'.D29:'Analisi di Dettaglio'.D35 'Analisi di Dettaglio'.E28:'Analisi di Dettaglio'.E28 'Analisi di Dettaglio'.E29:'Analisi di Dettaglio'.E35 'Analisi di Dettaglio'.F28:'Analisi di Dettaglio'.F28 'Analisi di Dettaglio'.F29:'Analisi di Dettaglio'.F35 'Analisi di Dettaglio'.G28:'Analisi di Dettaglio'.G28 'Analisi di Dettaglio'.G29:'Analisi di Dettaglio'.G35 'Analisi di Dettaglio'.H28:'Analisi di Dettaglio'.H28 'Analisi di Dettaglio'.H29:'Analisi di Dettaglio'.H3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9291in" svg:y="6.6386in">
            <draw:object draw:notify-on-update-of-ranges="'Analisi di Dettaglio'.L14:'Analisi di Dettaglio'.Q14 'Analisi di Dettaglio'.K15:'Analisi di Dettaglio'.K15 'Analisi di Dettaglio'.L15:'Analisi di Dettaglio'.Q15 'Analisi di Dettaglio'.K16:'Analisi di Dettaglio'.K16 'Analisi di Dettaglio'.L16:'Analisi di Dettaglio'.Q16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)" office:value-type="float" office:value="24" calcext:value-type="float">
            <text:p>24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6]" office:value-type="float" office:value="5" calcext:value-type="float">
            <text:p>5</text:p>
          </table:table-cell>
          <table:table-cell table:formula="of:=[.D36]" office:value-type="float" office:value="8" calcext:value-type="float">
            <text:p>8</text:p>
          </table:table-cell>
          <table:table-cell table:formula="of:=[.E36]" office:value-type="float" office:value="10" calcext:value-type="float">
            <text:p>10</text:p>
          </table:table-cell>
          <table:table-cell table:formula="of:=[.F36]" office:value-type="float" office:value="0" calcext:value-type="float">
            <text:p>0</text:p>
          </table:table-cell>
          <table:table-cell table:formula="of:=[.G36]" office:value-type="float" office:value="0" calcext:value-type="float">
            <text:p>0</text:p>
          </table:table-cell>
          <table:table-cell table:formula="of:=[.H36]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)" office:value-type="float" office:value="7" calcext:value-type="float">
            <text:p>7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5:.E16])"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C20]*[.D20]" office:value-type="float" office:value="150" calcext:value-type="float">
            <text:p>15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6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L20]*[.M20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1]*[.D21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6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1]*[.M21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2]*[.D22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6]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L22]*[.M22]"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3]*[.D2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6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3]*[.M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4]*[.D24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6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4]*[.M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3];[.E12]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C25]*[.D25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6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25]*[.M25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0:.C25])" office:value-type="float" office:value="31" calcext:value-type="float">
            <text:p>31</text:p>
          </table:table-cell>
          <table:table-cell table:style-name="ce3"/>
          <table:table-cell table:style-name="ce3" table:formula="of:=SUM([.E20:.E25])" office:value-type="float" office:value="680" calcext:value-type="float">
            <text:p>68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0:.L25])" office:value-type="float" office:value="64" calcext:value-type="float">
            <text:p>64</text:p>
          </table:table-cell>
          <table:table-cell table:style-name="ce3"/>
          <table:table-cell table:style-name="ce3" table:formula="of:=SUM([.N20:.N25])"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29:.H29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table:style-name="ce8" table:formula="of:=SUM([.L29:.Q29]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8" table:formula="of:=SUM([.C30:.H30]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8" table:formula="of:=SUM([.L30:.Q30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1:.H31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8" table:formula="of:=SUM([.L31:.Q31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2:.H32]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2:.Q32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3:.Q33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4:.H34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34:.Q34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table:formula="of:=SUM([.C35:.H35]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table:style-name="ce3" table:formula="of:=SUM([.C29:.C35])" office:value-type="float" office:value="5" calcext:value-type="float">
            <text:p>5</text:p>
          </table:table-cell>
          <table:table-cell table:style-name="ce3" table:formula="of:=SUM([.D29:.D35])" office:value-type="float" office:value="8" calcext:value-type="float">
            <text:p>8</text:p>
          </table:table-cell>
          <table:table-cell table:style-name="ce3" table:formula="of:=SUM([.E29:.E35])" office:value-type="float" office:value="10" calcext:value-type="float">
            <text:p>10</text:p>
          </table:table-cell>
          <table:table-cell table:style-name="ce3" table:formula="of:=SUM([.F29:.F35])" office:value-type="float" office:value="0" calcext:value-type="float">
            <text:p>0</text:p>
          </table:table-cell>
          <table:table-cell table:style-name="ce3" table:formula="of:=SUM([.G29:.G35])" office:value-type="float" office:value="0" calcext:value-type="float">
            <text:p>0</text:p>
          </table:table-cell>
          <table:table-cell table:style-name="ce3" table:formula="of:=SUM([.H29:.H35])" office:value-type="float" office:value="8" calcext:value-type="float">
            <text:p>8</text:p>
          </table:table-cell>
          <table:table-cell table:number-columns-repeated="3"/>
          <table:table-cell table:style-name="ce3" table:formula="of:=SUM([.L29:.L35])" office:value-type="float" office:value="10" calcext:value-type="float">
            <text:p>10</text:p>
          </table:table-cell>
          <table:table-cell table:style-name="ce3" table:formula="of:=SUM([.M29:.M35])" office:value-type="float" office:value="6" calcext:value-type="float">
            <text:p>6</text:p>
          </table:table-cell>
          <table:table-cell table:style-name="ce3" table:formula="of:=SUM([.N29:.N35])" office:value-type="float" office:value="30" calcext:value-type="float">
            <text:p>30</text:p>
          </table:table-cell>
          <table:table-cell table:style-name="ce3" table:formula="of:=SUM([.O29:.O35])" office:value-type="float" office:value="0" calcext:value-type="float">
            <text:p>0</text:p>
          </table:table-cell>
          <table:table-cell table:style-name="ce3" table:formula="of:=SUM([.P29:.P35])" office:value-type="float" office:value="0" calcext:value-type="float">
            <text:p>0</text:p>
          </table:table-cell>
          <table:table-cell table:style-name="ce3" table:formula="of:=SUM([.Q29:.Q35])" office:value-type="float" office:value="18" calcext:value-type="float">
            <text:p>18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984in" svg:y="5.4016in">
            <draw:object draw:notify-on-update-of-ranges="'Progettazione Architetturale'.B22:'Progettazione Architetturale'.B28 'Progettazione Architetturale'.C21:'Progettazione Architetturale'.C21 'Progettazione Architetturale'.C22:'Progettazione Architetturale'.C28 'Progettazione Architetturale'.D21:'Progettazione Architetturale'.D21 'Progettazione Architetturale'.D22:'Progettazione Architetturale'.D28 'Progettazione Architetturale'.E21:'Progettazione Architetturale'.E21 'Progettazione Architetturale'.E22:'Progettazione Architetturale'.E28 'Progettazione Architetturale'.F21:'Progettazione Architetturale'.F21 'Progettazione Architetturale'.F22:'Progettazione Architetturale'.F28 'Progettazione Architetturale'.G21:'Progettazione Architetturale'.G21 'Progettazione Architetturale'.G22:'Progettazione Architetturale'.G28 'Progettazione Architetturale'.H21:'Progettazione Architetturale'.H21 'Progettazione Architetturale'.H22:'Progettazione Architetturale'.H2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6799in" svg:y="4.8913in">
            <draw:object draw:notify-on-update-of-ranges="'Progettazione Architetturale'.B13:'Progettazione Architetturale'.B18 'Progettazione Architetturale'.C13:'Progettazione Architetturale'.C1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row table:style-name="ro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Produzione</text:p>
          </table:table-cell>
          <table:table-cell table:style-name="ce6" table:formula="of:=SUM([.E3])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8:.E9])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number-columns-repeated="5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C13]*[.D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4]*[.D1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5]*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6]*[.D16]"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7]*[.D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18]*[.D18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3:.C18])" office:value-type="float" office:value="79" calcext:value-type="float">
            <text:p>79</text:p>
          </table:table-cell>
          <table:table-cell table:style-name="ce3"/>
          <table:table-cell table:style-name="ce3" table:formula="of:=SUM([.E13:.E18])"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2:.H22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3:.H23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5:.H25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6:.H26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7:.H27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8:.H28])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22:.C28])" office:value-type="float" office:value="1" calcext:value-type="float">
            <text:p>1</text:p>
          </table:table-cell>
          <table:table-cell table:style-name="ce3" table:formula="of:=SUM([.D22:.D28])" office:value-type="float" office:value="0" calcext:value-type="float">
            <text:p>0</text:p>
          </table:table-cell>
          <table:table-cell table:style-name="ce3" table:formula="of:=SUM([.E22:.E28])" office:value-type="float" office:value="0" calcext:value-type="float">
            <text:p>0</text:p>
          </table:table-cell>
          <table:table-cell table:style-name="ce3" table:formula="of:=SUM([.F22:.F28])" office:value-type="float" office:value="59" calcext:value-type="float">
            <text:p>59</text:p>
          </table:table-cell>
          <table:table-cell table:style-name="ce3" table:formula="of:=SUM([.G22:.G28])" office:value-type="float" office:value="0" calcext:value-type="float">
            <text:p>0</text:p>
          </table:table-cell>
          <table:table-cell table:style-name="ce3" table:formula="of:=SUM([.H22:.H28])" office:value-type="float" office:value="20" calcext:value-type="float">
            <text:p>20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4528in">
            <draw:object draw:notify-on-update-of-ranges="'Progettazione di Dettaglio'.B14:'Progettazione di Dettaglio'.B19 'Progettazione di Dettaglio'.C14:'Progettazione di Dettaglio'.C1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768in" svg:y="5.4661in">
            <draw:object draw:notify-on-update-of-ranges="'Progettazione di Dettaglio'.B23:'Progettazione di Dettaglio'.B29 'Progettazione di Dettaglio'.C22:'Progettazione di Dettaglio'.C22 'Progettazione di Dettaglio'.C23:'Progettazione di Dettaglio'.C29 'Progettazione di Dettaglio'.D22:'Progettazione di Dettaglio'.D22 'Progettazione di Dettaglio'.D23:'Progettazione di Dettaglio'.D29 'Progettazione di Dettaglio'.E22:'Progettazione di Dettaglio'.E22 'Progettazione di Dettaglio'.E23:'Progettazione di Dettaglio'.E29 'Progettazione di Dettaglio'.F22:'Progettazione di Dettaglio'.F22 'Progettazione di Dettaglio'.F23:'Progettazione di Dettaglio'.F29 'Progettazione di Dettaglio'.G22:'Progettazione di Dettaglio'.G22 'Progettazione di Dettaglio'.G23:'Progettazione di Dettaglio'.G29 'Progettazione di Dettaglio'.H22:'Progettazione di Dettaglio'.H22 'Progettazione di Dettaglio'.H23:'Progettazione di Dettaglio'.H29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)"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)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9:.E10])"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14]*[.D14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5]*[.D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17]*[.D17]"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)"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formula="of:=[.C19]*[.D19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4:.C19])" office:value-type="float" office:value="134" calcext:value-type="float">
            <text:p>134</text:p>
          </table:table-cell>
          <table:table-cell table:style-name="ce3"/>
          <table:table-cell table:style-name="ce3" table:formula="of:=SUM([.E14:.E19])"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3:.H23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4:.H24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5:.H25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6:.H26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27:.H27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28:.H2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29:.H29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3:.C29])" office:value-type="float" office:value="2" calcext:value-type="float">
            <text:p>2</text:p>
          </table:table-cell>
          <table:table-cell table:style-name="ce3" table:formula="of:=SUM([.D23:.D29])" office:value-type="float" office:value="0" calcext:value-type="float">
            <text:p>0</text:p>
          </table:table-cell>
          <table:table-cell table:style-name="ce3" table:formula="of:=SUM([.E23:.E29])" office:value-type="float" office:value="0" calcext:value-type="float">
            <text:p>0</text:p>
          </table:table-cell>
          <table:table-cell table:style-name="ce3" table:formula="of:=SUM([.F23:.F29])" office:value-type="float" office:value="100" calcext:value-type="float">
            <text:p>100</text:p>
          </table:table-cell>
          <table:table-cell table:style-name="ce3" table:formula="of:=SUM([.G23:.G29])" office:value-type="float" office:value="0" calcext:value-type="float">
            <text:p>0</text:p>
          </table:table-cell>
          <table:table-cell table:style-name="ce3" table:formula="of:=SUM([.H23:.H29])" office:value-type="float" office:value="32" calcext:value-type="float">
            <text:p>32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2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7"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ce2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Costo</text:p>
          </table:table-cell>
          <table:table-cell table:formula="of:=SUM([Analisi.E35];['Analisi di Dettaglio'.E26];['Progettazione Architetturale'.E19];['Progettazione di Dettaglio'.E20];[Codifica.E43];['Verifica e Validazione'.E43])" office:value-type="float" office:value="14273" calcext:value-type="float">
            <text:p>14273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Verifica</text:p>
          </table:table-cell>
          <table:table-cell table:style-name="ce14" table:formula="of:=SUM([Analisi.E25];['Analisi di Dettaglio'.E16];['Progettazione Architetturale'.E9];['Progettazione di Dettaglio'.E10];[Codifica.E33];['Verifica e Validazione'.E33])/[.C4]" office:value-type="percentage" office:value="0.309264305177112" calcext:value-type="percentage">
            <text:p>30.93%</text:p>
          </table:table-cell>
          <table:table-cell table:number-columns-repeated="10"/>
        </table:table-row>
        <table:table-row table:style-name="ro1">
          <table:table-cell/>
          <table:table-cell table:style-name="Default" office:value-type="string" calcext:value-type="string">
            <text:p>Totale</text:p>
          </table:table-cell>
          <table:table-cell table:formula="of:=SUM([Analisi.C35];['Analisi di Dettaglio'.C26];['Progettazione Architetturale'.C19];['Progettazione di Dettaglio'.C20];[Codifica.C43];['Verifica e Validazione'.C43])"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</table:table-row>
        <table:table-row table:style-name="ro1">
          <table:table-cell/>
          <table:table-cell office:value-type="string" calcext:value-type="string">
            <text:p>Igor Baylyak</text:p>
          </table:table-cell>
          <table:table-cell table:formula="of:=SUM([Analisi.C38];['Analisi di Dettaglio'.C29];['Progettazione Architetturale'.C22];['Progettazione di Dettaglio'.C23];[Codifica.C46];['Verifica e Validazione'.C46])" office:value-type="float" office:value="6" calcext:value-type="float">
            <text:p>6</text:p>
          </table:table-cell>
          <table:table-cell table:formula="of:=SUM([Analisi.D38];['Analisi di Dettaglio'.D29];['Progettazione Architetturale'.D22];['Progettazione di Dettaglio'.D23];[Codifica.D46];['Verifica e Validazione'.D46])" office:value-type="float" office:value="10" calcext:value-type="float">
            <text:p>10</text:p>
          </table:table-cell>
          <table:table-cell table:formula="of:=SUM([Analisi.E38];['Analisi di Dettaglio'.E29];['Progettazione Architetturale'.E22];['Progettazione di Dettaglio'.E23];[Codifica.E46];['Verifica e Validazione'.E46])" office:value-type="float" office:value="13" calcext:value-type="float">
            <text:p>13</text:p>
          </table:table-cell>
          <table:table-cell table:formula="of:=SUM([Analisi.F38];['Analisi di Dettaglio'.F29];['Progettazione Architetturale'.F22];['Progettazione di Dettaglio'.F23];[Codifica.F46];['Verifica e Validazione'.F46])" office:value-type="float" office:value="28" calcext:value-type="float">
            <text:p>28</text:p>
          </table:table-cell>
          <table:table-cell table:formula="of:=SUM([Analisi.G38];['Analisi di Dettaglio'.G29];['Progettazione Architetturale'.G22];['Progettazione di Dettaglio'.G23];[Codifica.G46];['Verifica e Validazione'.G46])" office:value-type="float" office:value="14" calcext:value-type="float">
            <text:p>14</text:p>
          </table:table-cell>
          <table:table-cell table:formula="of:=SUM([Analisi.H38];['Analisi di Dettaglio'.H29];['Progettazione Architetturale'.H22];['Progettazione di Dettaglio'.H23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</table:table-row>
        <table:table-row table:style-name="ro1">
          <table:table-cell/>
          <table:table-cell office:value-type="string" calcext:value-type="string">
            <text:p>Anna Bonaldo</text:p>
          </table:table-cell>
          <table:table-cell table:formula="of:=SUM([Analisi.C39];['Analisi di Dettaglio'.C30];['Progettazione Architetturale'.C23];['Progettazione di Dettaglio'.C24];[Codifica.C47];['Verifica e Validazione'.C47])" office:value-type="float" office:value="4" calcext:value-type="float">
            <text:p>4</text:p>
          </table:table-cell>
          <table:table-cell table:formula="of:=SUM([Analisi.D39];['Analisi di Dettaglio'.D30];['Progettazione Architetturale'.D23];['Progettazione di Dettaglio'.D24];[Codifica.D47];['Verifica e Validazione'.D47])" office:value-type="float" office:value="12" calcext:value-type="float">
            <text:p>12</text:p>
          </table:table-cell>
          <table:table-cell table:formula="of:=SUM([Analisi.E39];['Analisi di Dettaglio'.E30];['Progettazione Architetturale'.E23];['Progettazione di Dettaglio'.E24];[Codifica.E47];['Verifica e Validazione'.E47])" office:value-type="float" office:value="11" calcext:value-type="float">
            <text:p>11</text:p>
          </table:table-cell>
          <table:table-cell table:formula="of:=SUM([Analisi.F39];['Analisi di Dettaglio'.F30];['Progettazione Architetturale'.F23];['Progettazione di Dettaglio'.F24];[Codifica.F47];['Verifica e Validazione'.F47])" office:value-type="float" office:value="28" calcext:value-type="float">
            <text:p>28</text:p>
          </table:table-cell>
          <table:table-cell table:formula="of:=SUM([Analisi.G39];['Analisi di Dettaglio'.G30];['Progettazione Architetturale'.G23];['Progettazione di Dettaglio'.G24];[Codifica.G47];['Verifica e Validazione'.G47])" office:value-type="float" office:value="23" calcext:value-type="float">
            <text:p>23</text:p>
          </table:table-cell>
          <table:table-cell table:formula="of:=SUM([Analisi.H39];['Analisi di Dettaglio'.H30];['Progettazione Architetturale'.H23];['Progettazione di Dettaglio'.H24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6]" office:value-type="float" office:value="31" calcext:value-type="float">
            <text:p>31</text:p>
          </table:table-cell>
          <table:table-cell table:formula="of:=['Analisi di Dettaglio'.E26]"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string" calcext:value-type="string">
            <text:p>Nicola De Cao</text:p>
          </table:table-cell>
          <table:table-cell table:formula="of:=SUM([Analisi.C40];['Analisi di Dettaglio'.C31];['Progettazione Architetturale'.C24];['Progettazione di Dettaglio'.C25];[Codifica.C48];['Verifica e Validazione'.C48])" office:value-type="float" office:value="6" calcext:value-type="float">
            <text:p>6</text:p>
          </table:table-cell>
          <table:table-cell table:formula="of:=SUM([Analisi.D40];['Analisi di Dettaglio'.D31];['Progettazione Architetturale'.D24];['Progettazione di Dettaglio'.D25];[Codifica.D48];['Verifica e Validazione'.D48])" office:value-type="float" office:value="13" calcext:value-type="float">
            <text:p>13</text:p>
          </table:table-cell>
          <table:table-cell table:formula="of:=SUM([Analisi.E40];['Analisi di Dettaglio'.E31];['Progettazione Architetturale'.E24];['Progettazione di Dettaglio'.E25];[Codifica.E48];['Verifica e Validazione'.E48])" office:value-type="float" office:value="8" calcext:value-type="float">
            <text:p>8</text:p>
          </table:table-cell>
          <table:table-cell table:formula="of:=SUM([Analisi.F40];['Analisi di Dettaglio'.F31];['Progettazione Architetturale'.F24];['Progettazione di Dettaglio'.F25];[Codifica.F48];['Verifica e Validazione'.F48])" office:value-type="float" office:value="35" calcext:value-type="float">
            <text:p>35</text:p>
          </table:table-cell>
          <table:table-cell table:formula="of:=SUM([Analisi.G40];['Analisi di Dettaglio'.G31];['Progettazione Architetturale'.G24];['Progettazione di Dettaglio'.G25];[Codifica.G48];['Verifica e Validazione'.G48])" office:value-type="float" office:value="14" calcext:value-type="float">
            <text:p>14</text:p>
          </table:table-cell>
          <table:table-cell table:formula="of:=SUM([Analisi.H40];['Analisi di Dettaglio'.H31];['Progettazione Architetturale'.H24];['Progettazione di Dettaglio'.H25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19]" office:value-type="float" office:value="79" calcext:value-type="float">
            <text:p>79</text:p>
          </table:table-cell>
          <table:table-cell table:formula="of:=['Progettazione Architetturale'.E19]" office:value-type="float" office:value="1598" calcext:value-type="float">
            <text:p>1598</text:p>
          </table:table-cell>
        </table:table-row>
        <table:table-row table:style-name="ro1">
          <table:table-cell/>
          <table:table-cell office:value-type="string" calcext:value-type="string">
            <text:p>Thomas Pigarelli</text:p>
          </table:table-cell>
          <table:table-cell table:formula="of:=SUM([Analisi.C41];['Analisi di Dettaglio'.C32];['Progettazione Architetturale'.C25];['Progettazione di Dettaglio'.C26];[Codifica.C49];['Verifica e Validazione'.C49])" office:value-type="float" office:value="8" calcext:value-type="float">
            <text:p>8</text:p>
          </table:table-cell>
          <table:table-cell table:formula="of:=SUM([Analisi.D41];['Analisi di Dettaglio'.D32];['Progettazione Architetturale'.D25];['Progettazione di Dettaglio'.D26];[Codifica.D49];['Verifica e Validazione'.D49])" office:value-type="float" office:value="14" calcext:value-type="float">
            <text:p>14</text:p>
          </table:table-cell>
          <table:table-cell table:formula="of:=SUM([Analisi.E41];['Analisi di Dettaglio'.E32];['Progettazione Architetturale'.E25];['Progettazione di Dettaglio'.E26];[Codifica.E49];['Verifica e Validazione'.E49])" office:value-type="float" office:value="19" calcext:value-type="float">
            <text:p>19</text:p>
          </table:table-cell>
          <table:table-cell table:formula="of:=SUM([Analisi.F41];['Analisi di Dettaglio'.F32];['Progettazione Architetturale'.F25];['Progettazione di Dettaglio'.F26];[Codifica.F49];['Verifica e Validazione'.F49])" office:value-type="float" office:value="23" calcext:value-type="float">
            <text:p>23</text:p>
          </table:table-cell>
          <table:table-cell table:formula="of:=SUM([Analisi.G41];['Analisi di Dettaglio'.G32];['Progettazione Architetturale'.G25];['Progettazione di Dettaglio'.G26];[Codifica.G49];['Verifica e Validazione'.G49])" office:value-type="float" office:value="14" calcext:value-type="float">
            <text:p>14</text:p>
          </table:table-cell>
          <table:table-cell table:formula="of:=SUM([Analisi.H41];['Analisi di Dettaglio'.H32];['Progettazione Architetturale'.H25];['Progettazione di Dettaglio'.H26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0]" office:value-type="float" office:value="134" calcext:value-type="float">
            <text:p>134</text:p>
          </table:table-cell>
          <table:table-cell table:formula="of:=['Progettazione di Dettaglio'.E20]" office:value-type="float" office:value="2740" calcext:value-type="float">
            <text:p>2740</text:p>
          </table:table-cell>
        </table:table-row>
        <table:table-row table:style-name="ro1">
          <table:table-cell/>
          <table:table-cell office:value-type="string" calcext:value-type="string">
            <text:p>Walter Sandon</text:p>
          </table:table-cell>
          <table:table-cell table:formula="of:=SUM([Analisi.C42];['Analisi di Dettaglio'.C33];['Progettazione Architetturale'.C26];['Progettazione di Dettaglio'.C27];[Codifica.C50];['Verifica e Validazione'.C50])" office:value-type="float" office:value="5" calcext:value-type="float">
            <text:p>5</text:p>
          </table:table-cell>
          <table:table-cell table:formula="of:=SUM([Analisi.D42];['Analisi di Dettaglio'.D33];['Progettazione Architetturale'.D26];['Progettazione di Dettaglio'.D27];[Codifica.D50];['Verifica e Validazione'.D50])" office:value-type="float" office:value="13" calcext:value-type="float">
            <text:p>13</text:p>
          </table:table-cell>
          <table:table-cell table:formula="of:=SUM([Analisi.E42];['Analisi di Dettaglio'.E33];['Progettazione Architetturale'.E26];['Progettazione di Dettaglio'.E27];[Codifica.E50];['Verifica e Validazione'.E50])" office:value-type="float" office:value="11" calcext:value-type="float">
            <text:p>11</text:p>
          </table:table-cell>
          <table:table-cell table:formula="of:=SUM([Analisi.F42];['Analisi di Dettaglio'.F33];['Progettazione Architetturale'.F26];['Progettazione di Dettaglio'.F27];[Codifica.F50];['Verifica e Validazione'.F50])" office:value-type="float" office:value="30" calcext:value-type="float">
            <text:p>30</text:p>
          </table:table-cell>
          <table:table-cell table:formula="of:=SUM([Analisi.G42];['Analisi di Dettaglio'.G33];['Progettazione Architetturale'.G26];['Progettazione di Dettaglio'.G27];[Codifica.G50];['Verifica e Validazione'.G50])" office:value-type="float" office:value="13" calcext:value-type="float">
            <text:p>13</text:p>
          </table:table-cell>
          <table:table-cell table:formula="of:=SUM([Analisi.H42];['Analisi di Dettaglio'.H33];['Progettazione Architetturale'.H26];['Progettazione di Dettaglio'.H27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</table:table-row>
        <table:table-row table:style-name="ro1">
          <table:table-cell/>
          <table:table-cell office:value-type="string" calcext:value-type="string">
            <text:p>Andrea Venier</text:p>
          </table:table-cell>
          <table:table-cell table:formula="of:=SUM([Analisi.C43];['Analisi di Dettaglio'.C34];['Progettazione Architetturale'.C27];['Progettazione di Dettaglio'.C28];[Codifica.C51];['Verifica e Validazione'.C51])" office:value-type="float" office:value="5" calcext:value-type="float">
            <text:p>5</text:p>
          </table:table-cell>
          <table:table-cell table:formula="of:=SUM([Analisi.D43];['Analisi di Dettaglio'.D34];['Progettazione Architetturale'.D27];['Progettazione di Dettaglio'.D28];[Codifica.D51];['Verifica e Validazione'.D51])" office:value-type="float" office:value="7" calcext:value-type="float">
            <text:p>7</text:p>
          </table:table-cell>
          <table:table-cell table:formula="of:=SUM([Analisi.E43];['Analisi di Dettaglio'.E34];['Progettazione Architetturale'.E27];['Progettazione di Dettaglio'.E28];[Codifica.E51];['Verifica e Validazione'.E51])" office:value-type="float" office:value="11" calcext:value-type="float">
            <text:p>11</text:p>
          </table:table-cell>
          <table:table-cell table:formula="of:=SUM([Analisi.F43];['Analisi di Dettaglio'.F34];['Progettazione Architetturale'.F27];['Progettazione di Dettaglio'.F28];[Codifica.F51];['Verifica e Validazione'.F51])" office:value-type="float" office:value="36" calcext:value-type="float">
            <text:p>36</text:p>
          </table:table-cell>
          <table:table-cell table:formula="of:=SUM([Analisi.G43];['Analisi di Dettaglio'.G34];['Progettazione Architetturale'.G27];['Progettazione di Dettaglio'.G28];[Codifica.G51];['Verifica e Validazione'.G51])" office:value-type="float" office:value="13" calcext:value-type="float">
            <text:p>13</text:p>
          </table:table-cell>
          <table:table-cell table:formula="of:=SUM([Analisi.H43];['Analisi di Dettaglio'.H34];['Progettazione Architetturale'.H27];['Progettazione di Dettaglio'.H28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</table:table-row>
        <table:table-row table:style-name="ro1">
          <table:table-cell/>
          <table:table-cell office:value-type="string" calcext:value-type="string">
            <text:p>Alessio Vitella</text:p>
          </table:table-cell>
          <table:table-cell table:formula="of:=SUM([Analisi.C44];['Analisi di Dettaglio'.C35];['Progettazione Architetturale'.C28];['Progettazione di Dettaglio'.C29];[Codifica.C52];['Verifica e Validazione'.C52])" office:value-type="float" office:value="8" calcext:value-type="float">
            <text:p>8</text:p>
          </table:table-cell>
          <table:table-cell table:formula="of:=SUM([Analisi.D44];['Analisi di Dettaglio'.D35];['Progettazione Architetturale'.D28];['Progettazione di Dettaglio'.D29];[Codifica.D52];['Verifica e Validazione'.D52])" office:value-type="float" office:value="4" calcext:value-type="float">
            <text:p>4</text:p>
          </table:table-cell>
          <table:table-cell table:formula="of:=SUM([Analisi.E44];['Analisi di Dettaglio'.E35];['Progettazione Architetturale'.E28];['Progettazione di Dettaglio'.E29];[Codifica.E52];['Verifica e Validazione'.E52])" office:value-type="float" office:value="9" calcext:value-type="float">
            <text:p>9</text:p>
          </table:table-cell>
          <table:table-cell table:formula="of:=SUM([Analisi.F44];['Analisi di Dettaglio'.F35];['Progettazione Architetturale'.F28];['Progettazione di Dettaglio'.F29];[Codifica.F52];['Verifica e Validazione'.F52])" office:value-type="float" office:value="29" calcext:value-type="float">
            <text:p>29</text:p>
          </table:table-cell>
          <table:table-cell table:formula="of:=SUM([Analisi.G44];['Analisi di Dettaglio'.G35];['Progettazione Architetturale'.G28];['Progettazione di Dettaglio'.G29];[Codifica.G52];['Verifica e Validazione'.G52])" office:value-type="float" office:value="22" calcext:value-type="float">
            <text:p>22</text:p>
          </table:table-cell>
          <table:table-cell table:formula="of:=SUM([Analisi.H44];['Analisi di Dettaglio'.H35];['Progettazione Architetturale'.H28];['Progettazione di Dettaglio'.H29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4" calcext:value-type="float">
            <text:p>734</text:p>
          </table:table-cell>
          <table:table-cell table:style-name="ce3" table:formula="of:=SUM([.M7:.M12])" office:value-type="float" office:value="14273" calcext:value-type="float">
            <text:p>14273</text:p>
          </table:table-cell>
        </table:table-row>
        <table:table-row table:style-name="ro1">
          <table:table-cell/>
          <table:table-cell table:style-name="Default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ponsabile</text:p>
          </table:table-cell>
          <table:table-cell table:formula="of:=SUM([Analisi.C29];['Analisi di Dettaglio'.C20];['Progettazione Architetturale'.C13];['Progettazione di Dettaglio'.C14];[Codifica.C37];['Verifica e Validazione'.C37])"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30" calcext:value-type="float">
            <text:p>123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mministratore</text:p>
          </table:table-cell>
          <table:table-cell table:formula="of:=SUM([Analisi.C30];['Analisi di Dettaglio'.C21];['Progettazione Architetturale'.C14];['Progettazione di Dettaglio'.C15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alista</text:p>
          </table:table-cell>
          <table:table-cell table:formula="of:=SUM([Analisi.C31];['Analisi di Dettaglio'.C22];['Progettazione Architetturale'.C15];['Progettazione di Dettaglio'.C16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ettista</text:p>
          </table:table-cell>
          <table:table-cell table:formula="of:=SUM([Analisi.C32];['Analisi di Dettaglio'.C23];['Progettazione Architetturale'.C16];['Progettazione di Dettaglio'.C17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ogrammatore</text:p>
          </table:table-cell>
          <table:table-cell table:formula="of:=SUM([Analisi.C33];['Analisi di Dettaglio'.C24];['Progettazione Architetturale'.C17];['Progettazione di Dettaglio'.C18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rificatore</text:p>
          </table:table-cell>
          <table:table-cell table:formula="of:=SUM([Analisi.C34];['Analisi di Dettaglio'.C25];['Progettazione Architetturale'.C18];['Progettazione di Dettaglio'.C19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4" calcext:value-type="float">
            <text:p>734</text:p>
          </table:table-cell>
          <table:table-cell table:style-name="ce3"/>
          <table:table-cell table:style-name="ce3" table:formula="of:=SUM([.E17:.E22])" office:value-type="float" office:value="14273" calcext:value-type="float">
            <text:p>1427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6:27:15.189677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1M51S</meta:editing-duration>
    <meta:editing-cycles>83</meta:editing-cycles>
    <meta:generator>LibreOffice/4.2.8.2$Linux_X86_64 LibreOffice_project/420m0$Build-2</meta:generator>
    <dc:date>2016-03-18T16:39:45.490375508</dc:date>
    <meta:document-statistic meta:table-count="7" meta:cell-count="1100" meta:object-count="1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7:Analisi.H44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3:'Progettazione Architetturale'.C1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3:'Progettazione Architetturale'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3:'Progettazione Architetturale'.C1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3:'Progettazione Architetturale'.B18</svg:desc>
                </draw:g>
              </table:table-cell>
              <table:table-cell office:value-type="float" office:value="NaN">
                <text:p>NaN</text:p>
                <draw:g>
                  <svg:desc>'Progettazione Architetturale'.C13:'Progettazione Architetturale'.C1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K23:Analisi.Q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4:'Progettazione di Dettaglio'.C19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4:'Progettazione di Dettaglio'.B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4:'Progettazione di Dettaglio'.C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4:'Progettazione di Dettaglio'.B19</svg:desc>
                </draw:g>
              </table:table-cell>
              <table:table-cell office:value-type="float" office:value="2">
                <text:p>2</text:p>
                <draw:g>
                  <svg:desc>'Progettazione di Dettaglio'.C14:'Progettazione di Dettaglio'.C19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2:'Progettazione di Dettaglio'.H29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'.B23:'Progettazione di Dettaglio'.B2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3:'Progettazione di Dettaglio'.C29" chart:label-cell-address="'Progettazione di Dettaglio'.C22:'Progettazione di Dettaglio'.C22" chart:class="chart:bar">
            <chart:data-point chart:repeated="7"/>
          </chart:series>
          <chart:series chart:style-name="ch8" chart:values-cell-range-address="'Progettazione di Dettaglio'.D23:'Progettazione di Dettaglio'.D29" chart:label-cell-address="'Progettazione di Dettaglio'.D22:'Progettazione di Dettaglio'.D22" chart:class="chart:bar">
            <chart:data-point chart:repeated="7"/>
          </chart:series>
          <chart:series chart:style-name="ch9" chart:values-cell-range-address="'Progettazione di Dettaglio'.E23:'Progettazione di Dettaglio'.E29" chart:label-cell-address="'Progettazione di Dettaglio'.E22:'Progettazione di Dettaglio'.E22" chart:class="chart:bar">
            <chart:data-point chart:repeated="7"/>
          </chart:series>
          <chart:series chart:style-name="ch10" chart:values-cell-range-address="'Progettazione di Dettaglio'.F23:'Progettazione di Dettaglio'.F29" chart:label-cell-address="'Progettazione di Dettaglio'.F22:'Progettazione di Dettaglio'.F22" chart:class="chart:bar">
            <chart:data-point chart:repeated="7"/>
          </chart:series>
          <chart:series chart:style-name="ch11" chart:values-cell-range-address="'Progettazione di Dettaglio'.G23:'Progettazione di Dettaglio'.G29" chart:label-cell-address="'Progettazione di Dettaglio'.G22:'Progettazione di Dettaglio'.G22" chart:class="chart:bar">
            <chart:data-point chart:repeated="7"/>
          </chart:series>
          <chart:series chart:style-name="ch12" chart:values-cell-range-address="'Progettazione di Dettaglio'.H23:'Progettazione di Dettaglio'.H29" chart:label-cell-address="'Progettazione di Dettaglio'.H22:'Progettazione di Dettaglio'.H22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2:'Progettazione di Dettaglio'.C22</svg:desc>
                </draw:g>
              </table:table-cell>
              <table:table-cell office:value-type="string">
                <text:p>Am</text:p>
                <draw:g>
                  <svg:desc>'Progettazione di Dettaglio'.D22:'Progettazione di Dettaglio'.D22</svg:desc>
                </draw:g>
              </table:table-cell>
              <table:table-cell office:value-type="string">
                <text:p>An</text:p>
                <draw:g>
                  <svg:desc>'Progettazione di Dettaglio'.E22:'Progettazione di Dettaglio'.E22</svg:desc>
                </draw:g>
              </table:table-cell>
              <table:table-cell office:value-type="string">
                <text:p>Pg</text:p>
                <draw:g>
                  <svg:desc>'Progettazione di Dettaglio'.F22:'Progettazione di Dettaglio'.F22</svg:desc>
                </draw:g>
              </table:table-cell>
              <table:table-cell office:value-type="string">
                <text:p>Pr</text:p>
                <draw:g>
                  <svg:desc>'Progettazione di Dettaglio'.G22:'Progettazione di Dettaglio'.G22</svg:desc>
                </draw:g>
              </table:table-cell>
              <table:table-cell office:value-type="string">
                <text:p>Ve</text:p>
                <draw:g>
                  <svg:desc>'Progettazione di Dettaglio'.H22:'Progettazione di Dettaglio'.H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3:'Progettazione di Dettaglio'.B29</svg:desc>
                </draw:g>
              </table:table-cell>
              <table:table-cell office:value-type="float" office:value="NaN">
                <text:p>NaN</text:p>
                <draw:g>
                  <svg:desc>'Progettazione di Dettaglio'.C23:'Progettazione di Dettaglio'.C29</svg:desc>
                </draw:g>
              </table:table-cell>
              <table:table-cell office:value-type="float" office:value="NaN">
                <text:p>NaN</text:p>
                <draw:g>
                  <svg:desc>'Progettazione di Dettaglio'.D23:'Progettazione di Dettaglio'.D29</svg:desc>
                </draw:g>
              </table:table-cell>
              <table:table-cell office:value-type="float" office:value="NaN">
                <text:p>NaN</text:p>
                <draw:g>
                  <svg:desc>'Progettazione di Dettaglio'.E23:'Progettazione di Dettaglio'.E29</svg:desc>
                </draw:g>
              </table:table-cell>
              <table:table-cell office:value-type="float" office:value="15">
                <text:p>15</text:p>
                <draw:g>
                  <svg:desc>'Progettazione di Dettaglio'.F23:'Progettazione di Dettaglio'.F29</svg:desc>
                </draw:g>
              </table:table-cell>
              <table:table-cell office:value-type="float" office:value="NaN">
                <text:p>NaN</text:p>
                <draw:g>
                  <svg:desc>'Progettazione di Dettaglio'.G23:'Progettazione di Dettaglio'.G29</svg:desc>
                </draw:g>
              </table:table-cell>
              <table:table-cell office:value-type="float" office:value="4">
                <text:p>4</text:p>
                <draw:g>
                  <svg:desc>'Progettazione di Dettaglio'.H23:'Progettazione di Dettaglio'.H29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0:'Analisi di Dettaglio'.C25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0:'Analisi di Dettaglio'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0:'Analisi di Dettaglio'.C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0:'Analisi di Dettaglio'.B25</svg:desc>
                </draw:g>
              </table:table-cell>
              <table:table-cell office:value-type="float" office:value="5">
                <text:p>5</text:p>
                <draw:g>
                  <svg:desc>'Analisi di Dettaglio'.C20:'Analisi di Dettaglio'.C25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4:'Analisi di Dettaglio'.Q16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Analisi di Dettaglio'.L14:'Analisi di Dettaglio'.Q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5:'Analisi di Dettaglio'.Q15" chart:label-cell-address="'Analisi di Dettaglio'.K15:'Analisi di Dettaglio'.K15" chart:class="chart:bar">
            <chart:data-point chart:repeated="6"/>
          </chart:series>
          <chart:series chart:style-name="ch8" chart:values-cell-range-address="'Analisi di Dettaglio'.L16:'Analisi di Dettaglio'.Q16" chart:label-cell-address="'Analisi di Dettaglio'.K16:'Analisi di Dettaglio'.K16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4:'Analisi di Dettaglio'.Q14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5:'Analisi di Dettaglio'.K15</svg:desc>
                </draw:g>
              </table:table-cell>
              <table:table-cell office:value-type="float" office:value="5">
                <text:p>5</text:p>
                <draw:g>
                  <svg:desc>'Analisi di Dettaglio'.L15:'Analisi di Dettaglio'.Q1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6:'Analisi di Dettaglio'.K16</svg:desc>
                </draw:g>
              </table:table-cell>
              <table:table-cell office:value-type="float" office:value="10">
                <text:p>10</text:p>
                <draw:g>
                  <svg:desc>'Analisi di Dettaglio'.L16:'Analisi di Dettaglio'.Q1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28:'Analisi di Dettaglio'.H3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Analisi di Dettaglio'.B29:'Analisi di Dettaglio'.B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9:'Analisi di Dettaglio'.C35" chart:label-cell-address="'Analisi di Dettaglio'.C28:'Analisi di Dettaglio'.C28" chart:class="chart:bar">
            <chart:data-point chart:repeated="7"/>
          </chart:series>
          <chart:series chart:style-name="ch8" chart:values-cell-range-address="'Analisi di Dettaglio'.D29:'Analisi di Dettaglio'.D35" chart:label-cell-address="'Analisi di Dettaglio'.D28:'Analisi di Dettaglio'.D28" chart:class="chart:bar">
            <chart:data-point chart:repeated="7"/>
          </chart:series>
          <chart:series chart:style-name="ch9" chart:values-cell-range-address="'Analisi di Dettaglio'.E29:'Analisi di Dettaglio'.E35" chart:label-cell-address="'Analisi di Dettaglio'.E28:'Analisi di Dettaglio'.E28" chart:class="chart:bar">
            <chart:data-point chart:repeated="7"/>
          </chart:series>
          <chart:series chart:style-name="ch10" chart:values-cell-range-address="'Analisi di Dettaglio'.F29:'Analisi di Dettaglio'.F35" chart:label-cell-address="'Analisi di Dettaglio'.F28:'Analisi di Dettaglio'.F28" chart:class="chart:bar">
            <chart:data-point chart:repeated="7"/>
          </chart:series>
          <chart:series chart:style-name="ch11" chart:values-cell-range-address="'Analisi di Dettaglio'.G29:'Analisi di Dettaglio'.G35" chart:label-cell-address="'Analisi di Dettaglio'.G28:'Analisi di Dettaglio'.G28" chart:class="chart:bar">
            <chart:data-point chart:repeated="7"/>
          </chart:series>
          <chart:series chart:style-name="ch12" chart:values-cell-range-address="'Analisi di Dettaglio'.H29:'Analisi di Dettaglio'.H35" chart:label-cell-address="'Analisi di Dettaglio'.H28:'Analisi di Dettaglio'.H2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28:'Analisi di Dettaglio'.C28</svg:desc>
                </draw:g>
              </table:table-cell>
              <table:table-cell office:value-type="string">
                <text:p>Am</text:p>
                <draw:g>
                  <svg:desc>'Analisi di Dettaglio'.D28:'Analisi di Dettaglio'.D28</svg:desc>
                </draw:g>
              </table:table-cell>
              <table:table-cell office:value-type="string">
                <text:p>An</text:p>
                <draw:g>
                  <svg:desc>'Analisi di Dettaglio'.E28:'Analisi di Dettaglio'.E28</svg:desc>
                </draw:g>
              </table:table-cell>
              <table:table-cell office:value-type="string">
                <text:p>Pg</text:p>
                <draw:g>
                  <svg:desc>'Analisi di Dettaglio'.F28:'Analisi di Dettaglio'.F28</svg:desc>
                </draw:g>
              </table:table-cell>
              <table:table-cell office:value-type="string">
                <text:p>Pr</text:p>
                <draw:g>
                  <svg:desc>'Analisi di Dettaglio'.G28:'Analisi di Dettaglio'.G28</svg:desc>
                </draw:g>
              </table:table-cell>
              <table:table-cell office:value-type="string">
                <text:p>Ve</text:p>
                <draw:g>
                  <svg:desc>'Analisi di Dettaglio'.H28:'Analisi di Dettaglio'.H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29:'Analisi di Dettaglio'.B35</svg:desc>
                </draw:g>
              </table:table-cell>
              <table:table-cell office:value-type="float" office:value="NaN">
                <text:p>NaN</text:p>
                <draw:g>
                  <svg:desc>'Analisi di Dettaglio'.C29:'Analisi di Dettaglio'.C35</svg:desc>
                </draw:g>
              </table:table-cell>
              <table:table-cell office:value-type="float" office:value="NaN">
                <text:p>NaN</text:p>
                <draw:g>
                  <svg:desc>'Analisi di Dettaglio'.D29:'Analisi di Dettaglio'.D35</svg:desc>
                </draw:g>
              </table:table-cell>
              <table:table-cell office:value-type="float" office:value="5">
                <text:p>5</text:p>
                <draw:g>
                  <svg:desc>'Analisi di Dettaglio'.E29:'Analisi di Dettaglio'.E35</svg:desc>
                </draw:g>
              </table:table-cell>
              <table:table-cell office:value-type="float" office:value="NaN">
                <text:p>NaN</text:p>
                <draw:g>
                  <svg:desc>'Analisi di Dettaglio'.F29:'Analisi di Dettaglio'.F35</svg:desc>
                </draw:g>
              </table:table-cell>
              <table:table-cell office:value-type="float" office:value="NaN">
                <text:p>NaN</text:p>
                <draw:g>
                  <svg:desc>'Analisi di Dettaglio'.G29:'Analisi di Dettaglio'.G35</svg:desc>
                </draw:g>
              </table:table-cell>
              <table:table-cell office:value-type="float" office:value="NaN">
                <text:p>NaN</text:p>
                <draw:g>
                  <svg:desc>'Analisi di Dettaglio'.H29:'Analisi di Dettaglio'.H35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5:'Verifica e Validazione'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6:Riepilogo.H13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1">
                <text:p>41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1:'Progettazione Architetturale'.H28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2:'Progettazione Architetturale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2:'Progettazione Architetturale'.C28" chart:label-cell-address="'Progettazione Architetturale'.C21:'Progettazione Architetturale'.C21" chart:class="chart:bar">
            <chart:data-point chart:repeated="7"/>
          </chart:series>
          <chart:series chart:style-name="ch8" chart:values-cell-range-address="'Progettazione Architetturale'.D22:'Progettazione Architetturale'.D28" chart:label-cell-address="'Progettazione Architetturale'.D21:'Progettazione Architetturale'.D21" chart:class="chart:bar">
            <chart:data-point chart:repeated="7"/>
          </chart:series>
          <chart:series chart:style-name="ch9" chart:values-cell-range-address="'Progettazione Architetturale'.E22:'Progettazione Architetturale'.E28" chart:label-cell-address="'Progettazione Architetturale'.E21:'Progettazione Architetturale'.E21" chart:class="chart:bar">
            <chart:data-point chart:repeated="7"/>
          </chart:series>
          <chart:series chart:style-name="ch10" chart:values-cell-range-address="'Progettazione Architetturale'.F22:'Progettazione Architetturale'.F28" chart:label-cell-address="'Progettazione Architetturale'.F21:'Progettazione Architetturale'.F21" chart:class="chart:bar">
            <chart:data-point chart:repeated="7"/>
          </chart:series>
          <chart:series chart:style-name="ch11" chart:values-cell-range-address="'Progettazione Architetturale'.G22:'Progettazione Architetturale'.G28" chart:label-cell-address="'Progettazione Architetturale'.G21:'Progettazione Architetturale'.G21" chart:class="chart:bar">
            <chart:data-point chart:repeated="7"/>
          </chart:series>
          <chart:series chart:style-name="ch12" chart:values-cell-range-address="'Progettazione Architetturale'.H22:'Progettazione Architetturale'.H28" chart:label-cell-address="'Progettazione Architetturale'.H21:'Progettazione Architetturale'.H2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1:'Progettazione Architetturale'.C21</svg:desc>
                </draw:g>
              </table:table-cell>
              <table:table-cell office:value-type="string">
                <text:p>Am</text:p>
                <draw:g>
                  <svg:desc>'Progettazione Architetturale'.D21:'Progettazione Architetturale'.D21</svg:desc>
                </draw:g>
              </table:table-cell>
              <table:table-cell office:value-type="string">
                <text:p>An</text:p>
                <draw:g>
                  <svg:desc>'Progettazione Architetturale'.E21:'Progettazione Architetturale'.E21</svg:desc>
                </draw:g>
              </table:table-cell>
              <table:table-cell office:value-type="string">
                <text:p>Pg</text:p>
                <draw:g>
                  <svg:desc>'Progettazione Architetturale'.F21:'Progettazione Architetturale'.F21</svg:desc>
                </draw:g>
              </table:table-cell>
              <table:table-cell office:value-type="string">
                <text:p>Pr</text:p>
                <draw:g>
                  <svg:desc>'Progettazione Architetturale'.G21:'Progettazione Architetturale'.G21</svg:desc>
                </draw:g>
              </table:table-cell>
              <table:table-cell office:value-type="string">
                <text:p>Ve</text:p>
                <draw:g>
                  <svg:desc>'Progettazione Architetturale'.H21:'Progettazione Architetturale'.H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2:'Progettazione Architetturale'.B28</svg:desc>
                </draw:g>
              </table:table-cell>
              <table:table-cell office:value-type="float" office:value="NaN">
                <text:p>NaN</text:p>
                <draw:g>
                  <svg:desc>'Progettazione Architetturale'.C22:'Progettazione Architetturale'.C28</svg:desc>
                </draw:g>
              </table:table-cell>
              <table:table-cell office:value-type="float" office:value="NaN">
                <text:p>NaN</text:p>
                <draw:g>
                  <svg:desc>'Progettazione Architetturale'.D22:'Progettazione Architetturale'.D28</svg:desc>
                </draw:g>
              </table:table-cell>
              <table:table-cell office:value-type="float" office:value="NaN">
                <text:p>NaN</text:p>
                <draw:g>
                  <svg:desc>'Progettazione Architetturale'.E22:'Progettazione Architetturale'.E28</svg:desc>
                </draw:g>
              </table:table-cell>
              <table:table-cell office:value-type="float" office:value="8">
                <text:p>8</text:p>
                <draw:g>
                  <svg:desc>'Progettazione Architetturale'.F22:'Progettazione Architetturale'.F28</svg:desc>
                </draw:g>
              </table:table-cell>
              <table:table-cell office:value-type="float" office:value="NaN">
                <text:p>NaN</text:p>
                <draw:g>
                  <svg:desc>'Progettazione Architetturale'.G22:'Progettazione Architetturale'.G28</svg:desc>
                </draw:g>
              </table:table-cell>
              <table:table-cell office:value-type="float" office:value="3">
                <text:p>3</text:p>
                <draw:g>
                  <svg:desc>'Progettazione Architetturale'.H22:'Progettazione Architetturale'.H2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